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utp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ddress</text:p>
            <text:p>Amount</text:p>
          </table:table-cell>
          <table:table-cell office:value-type="string" table:style-name="ce1">
            <text:p>bi tcoincash : qzcany02haz 41q2thnzm5k9mthxcrø7ewv tqfa3wa1</text:p>
          </table:table-cell>
          <table:table-cell office:value-type="string" table:style-name="ce1">
            <text:p>O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84,416. 55 USD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4">
            <text:p>Output</text:p>
            <text:p>#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3">
            <text:p>Address</text:p>
            <text:p>Amount</text:p>
          </table:table-cell>
          <table:table-cell office:value-type="string" table:style-name="ce2">
            <text:p>bi tcoincash : pq53hxug6ss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/>
          <table:table-cell office:value-type="string" table:style-name="ce4">
            <text:p>61xugwrasr5r7r5h59werrq</text:p>
            <text:p>2cfs57a5</text:p>
          </table:table-cell>
          <table:table-cell office:value-type="string" table:style-name="ce1">
            <text:p>O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180,307.35 USD</text:p>
          </table:table-cell>
          <table:table-cell table:style-name="ce2"/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728</meta:generator>
    <meta:initial-creator>Unknown</meta:initial-creator>
    <dc:creator>X</dc:creator>
    <meta:creation-date>2021-02-02T00:57:39Z</meta:creation-date>
    <dc:date>2021-02-02T06:58:44Z</dc:date>
  </office:meta>
</office:document-meta>
</file>